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MarkupConfigur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MarkupConfigurerTests.resolveI18n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MarkupConfigurerTests.failMissing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MarkupConfigurerTests.resolveI18nPartial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MarkupConfigurerTests.defaultTemplate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ovyMarkupConfigurerTests.parent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TemplateEngine.TestTemplate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ConfigurerTests.resolveSample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MarkupConfigurerTests.resolveI18nFull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MarkupConfigurerTests.customTemplate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MarkupConfigurerTests.customTemplat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